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df7" officeooo:paragraph-rsid="0011edf7"/>
    </style:style>
    <style:style style:name="P2" style:family="paragraph" style:parent-style-name="Standard" style:list-style-name="L1">
      <style:text-properties officeooo:rsid="0011edf7" officeooo:paragraph-rsid="0011edf7"/>
    </style:style>
    <style:style style:name="P3" style:family="paragraph" style:parent-style-name="Standard" style:list-style-name="L2">
      <style:text-properties officeooo:rsid="0011edf7" officeooo:paragraph-rsid="0011edf7"/>
    </style:style>
    <style:style style:name="P4" style:family="paragraph" style:parent-style-name="Standard" style:list-style-name="L3">
      <style:text-properties officeooo:rsid="0011edf7" officeooo:paragraph-rsid="0011edf7"/>
    </style:style>
    <style:style style:name="P5" style:family="paragraph" style:parent-style-name="Standard" style:list-style-name="L3">
      <style:text-properties officeooo:rsid="0013a5a7" officeooo:paragraph-rsid="0013a5a7"/>
    </style:style>
    <style:style style:name="P6" style:family="paragraph" style:parent-style-name="Standard" style:list-style-name="L3">
      <style:text-properties officeooo:rsid="001599b8" officeooo:paragraph-rsid="001599b8"/>
    </style:style>
    <style:style style:name="P7" style:family="paragraph" style:parent-style-name="Standard">
      <style:text-properties officeooo:rsid="001599b8" officeooo:paragraph-rsid="001599b8"/>
    </style:style>
    <style:style style:name="P8" style:family="paragraph" style:parent-style-name="Standard" style:list-style-name="L4">
      <style:text-properties officeooo:rsid="0018a2ba" officeooo:paragraph-rsid="0018a2ba"/>
    </style:style>
    <style:style style:name="P9" style:family="paragraph" style:parent-style-name="Standard" style:list-style-name="L3">
      <style:text-properties officeooo:rsid="0019c7d1" officeooo:paragraph-rsid="0019c7d1"/>
    </style:style>
    <style:style style:name="T1" style:family="text">
      <style:text-properties officeooo:rsid="0013a5a7"/>
    </style:style>
    <style:style style:name="T2" style:family="text">
      <style:text-properties officeooo:rsid="0018a2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_Home – loading screen whenever application is opened. No active user functionality.</text:p>
      <text:p text:style-name="P1"/>
      <text:p text:style-name="P1">2-0_Pair – User clicks “Pair” and it takes the user to 3-0_Scan (app screen change)</text:p>
      <text:p text:style-name="P1"/>
      <text:p text:style-name="P1">3-0_Scan – launches the camera in-app, recognizes the QR code scanned by the user and pairs the app to the PetBuddy scanned, takes user to 4-0_Homewifiselect page</text:p>
      <text:p text:style-name="P1"/>
      <text:p text:style-name="P1">4-0_Homewifiselect – scans for wifi networks available, user selects their wifi and this connects PetBuddy to the wifi networks</text:p>
      <text:p text:style-name="P1"/>
      <text:p text:style-name="P1">4-1_Wificonnected – shows when PetBuddy connected to wifi. No active user functionality</text:p>
      <text:p text:style-name="P1"/>
      <text:p text:style-name="P1">4-2_Loading – shows after wifi connected. Maybe redundant, could choose this one or 1-0_Home, they have the same purpose</text:p>
      <text:p text:style-name="P1"/>
      <text:p text:style-name="P1">5-0_Addpet – click add pet and it moves to 6-0_Petadding in app</text:p>
      <text:p text:style-name="P1"/>
      <text:p text:style-name="P1">6-0_Petadding – User inputs crucial information about pet, feeding amounts, etc. At the bottom of the page, there is a save button which saves this information which the PetBuddy will use to feed the pet. We can make an “edit” button to be able to make is information solid during “read mode” vs. Editable in “edit mode”. Included is:</text:p>
      <text:list xml:id="list6744880492821309307" text:style-name="L1">
        <text:list-item>
          <text:p text:style-name="P2">Photo of pet allows the user to either open the camera to take a photo of the pet, or upload a photo of the pet to the app. This pic could be used for a menu item under the word “View”?</text:p>
        </text:list-item>
      </text:list>
      <text:list xml:id="list6610033466654556368" text:style-name="L2">
        <text:list-item>
          <text:p text:style-name="P3">Total food per day (cups) which the pet will be fed per day (? icon included to look up how much the animal should be fed on the internet if they have not been advised by a vet)</text:p>
        </text:list-item>
        <text:list-item>
          <text:p text:style-name="P3">Feeds per day that the total food per day will be divided by. eg. 2 cup food per day, 2 feeds results in 1 cup twice a day. The petbuddy should take this amount and deposit it when either the allowed time passes, or when the user actively presses “feed” in the menu</text:p>
        </text:list-item>
        <text:list-item>
          <text:p text:style-name="P3">Emergency contact which the PetBuddy will use for the “Help” button in the menu, when the user clicks contact a friend, they already have an emergency contact established that they can go to for help with their pet. eg. A close friend or neighbor who they trust with the key to their house to help their pet should something go wrong</text:p>
        </text:list-item>
        <text:list-item>
          <text:p text:style-name="P3">Notes/Vet contact available to take notes about the pet, food type recommended by the vet. No active use by the app, just a notepad that the user can use</text:p>
        </text:list-item>
      </text:list>
      <text:p text:style-name="P1"/>
      <text:p text:style-name="P1">7-0_Menu – The menu has many functional features:</text:p>
      <text:list xml:id="list4333194615237551948" text:style-name="L3">
        <text:list-item>
          <text:p text:style-name="P4">View – opens the “View” tab <text:span text:style-name="T1">which allows the user to view the camera on the PetBuddy. Each “view” press sends an additional entry into the Log “newsfeed” which records when a user views the pet.</text:span></text:p>
        </text:list-item>
        <text:list-item>
          <text:p text:style-name="P5">Feed – sends a command to PetBuddy that feeds the pet one dose of food, and increases the feed counter by 1 (in app). If the feed counter is already at max, does not feed pet. Maybe open “override” message asking user if they’re sure they want to feed the pet that upon confirmation from the user feeds the pet +1. Each time the feed pet is activated (user or petbuddy), the ticker increases +1 and an additional entry into the Log “newsfeed” is recorded.</text:p>
        </text:list-item>
        <text:list-item>
          <text:p text:style-name="P5">Log – opens the log newsfeed, showing when users fed, viewed, or made custom entries into the feed.</text:p>
        </text:list-item>
        <text:list-item>
          <text:p text:style-name="P6">Settings – takes user to 6-0_Petadding where settings can be edited</text:p>
        </text:list-item>
        <text:list-item>
          <text:p text:style-name="P6">Help – opens help page in application</text:p>
        </text:list-item>
        <text:list-item>
          <text:p text:style-name="P9"><text:soft-page-break/>Calendar – launches default Calendar app on user’s phone to be able to clock in important dates, vet appointments</text:p>
          <text:p text:style-name="P9"/>
        </text:list-item>
      </text:list>
      <text:p text:style-name="P7">8-0_Help – <text:span text:style-name="T2">each button takes the user to a different contact</text:span></text:p>
      <text:list xml:id="list3596995238913211638" text:style-name="L4">
        <text:list-item>
          <text:p text:style-name="P8">Contact us – a contact form where we can address user concerns in-app (inspired by metromile), we would reply by email to the user that they input into a bar in the app page</text:p>
        </text:list-item>
        <text:list-item>
          <text:p text:style-name="P8">Contact friend – takes user to phone with their emergency contact entered into the dial bar</text:p>
        </text:list-item>
        <text:list-item>
          <text:p text:style-name="P8">Contact veterinarian – takes user to phone with their vet contact entered into the dial ba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11:24:02.536889000</meta:creation-date>
    <dc:date>2017-07-14T14:05:21.378432000</dc:date>
    <meta:editing-duration>PT6H44M38S</meta:editing-duration>
    <meta:editing-cycles>3</meta:editing-cycles>
    <meta:generator>LibreOffice/5.2.6.2$MacOSX_X86_64 LibreOffice_project/a3100ed2409ebf1c212f5048fbe377c281438fdc</meta:generator>
    <meta:document-statistic meta:table-count="0" meta:image-count="0" meta:object-count="0" meta:page-count="2" meta:paragraph-count="25" meta:word-count="654" meta:character-count="3620" meta:non-whitespace-character-count="2986"/>
  </office:meta>
</office:document-meta>
</file>